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4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77.5pt"/>
    </style:style>
    <style:style style:name="co4" style:family="table-column">
      <style:table-column-properties fo:break-before="auto" style:column-width="128.2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sensusTime1-" table:style-name="ta1">
        <table:shapes>
          <draw:frame draw:z-index="0" draw:style-name="gr1" draw:text-style-name="P1" svg:width="453.51pt" svg:height="255.09pt" svg:x="98.67pt" svg:y="363.17pt">
            <loext:p draw:notify-on-update-of-ranges="'ConsensusTime1-'.C1:'ConsensusTime1-'.C1 'ConsensusTime1-'.C2:'ConsensusTime1-'.C20 'ConsensusTime1-'.D1:'ConsensusTime1-'.D1 'ConsensusTime1-'.D2:'ConsensusTime1-'.D20 'ConsensusTime1-'.E1:'ConsensusTime1-'.E1 'ConsensusTime1-'.E2:'ConsensusTime1-'.E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ConTimeInSec</text:p>
          </table:table-cell>
          <table:table-cell office:value-type="string" calcext:value-type="string">
            <text:p>Post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End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628825" calcext:value-type="float">
            <text:p>766628825</text:p>
          </table:table-cell>
          <table:table-cell office:value-type="float" office:value="0" calcext:value-type="float">
            <text:p>0</text:p>
          </table:table-cell>
          <table:table-cell table:formula="of:=[.B2]/1000000000" office:value-type="float" office:value="0.766628825" calcext:value-type="float">
            <text:p>0.766628825</text:p>
          </table:table-cell>
          <table:table-cell office:value-type="float" office:value="1.403372528" calcext:value-type="float">
            <text:p>1.403372528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1.53066560900587E+018" calcext:value-type="float">
            <text:p>1.53066560900587E+018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4742691" calcext:value-type="float">
            <text:p>2334742691</text:p>
          </table:table-cell>
          <table:table-cell table:formula="of:=[.F3]-[.E3]-[.D3]" office:value-type="float" office:value="-1.092863019" calcext:value-type="float">
            <text:p>-1.092863019</text:p>
          </table:table-cell>
          <table:table-cell table:formula="of:=[.B3]/1000000000" office:value-type="float" office:value="2.334742691" calcext:value-type="float">
            <text:p>2.334742691</text:p>
          </table:table-cell>
          <table:table-cell office:value-type="float" office:value="1.807526792" calcext:value-type="float">
            <text:p>1.807526792</text:p>
          </table:table-cell>
          <table:table-cell table:formula="of:=([.H3]-[.H2])/1000000000" office:value-type="float" office:value="3.049406464" calcext:value-type="float">
            <text:p>3.049406464</text:p>
          </table:table-cell>
          <table:table-cell office:value-type="float" office:value="1264" calcext:value-type="float">
            <text:p>1264</text:p>
          </table:table-cell>
          <table:table-cell office:value-type="float" office:value="1.53066561205528E+018" calcext:value-type="float">
            <text:p>1.53066561205528E+0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4384259" calcext:value-type="float">
            <text:p>2024384259</text:p>
          </table:table-cell>
          <table:table-cell table:formula="of:=[.F4]-[.E4]-[.D4]" office:value-type="float" office:value="1.420813028" calcext:value-type="float">
            <text:p>1.420813028</text:p>
          </table:table-cell>
          <table:table-cell table:formula="of:=[.B4]/1000000000" office:value-type="float" office:value="2.024384259" calcext:value-type="float">
            <text:p>2.024384259</text:p>
          </table:table-cell>
          <table:table-cell office:value-type="float" office:value="2.376709913" calcext:value-type="float">
            <text:p>2.376709913</text:p>
          </table:table-cell>
          <table:table-cell table:formula="of:=([.H4]-[.H3])/1000000000" office:value-type="float" office:value="5.8219072" calcext:value-type="float">
            <text:p>5.8219072</text:p>
          </table:table-cell>
          <table:table-cell office:value-type="float" office:value="1266" calcext:value-type="float">
            <text:p>1266</text:p>
          </table:table-cell>
          <table:table-cell office:value-type="float" office:value="1.53066561787719E+018" calcext:value-type="float">
            <text:p>1.53066561787719E+0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7678" calcext:value-type="float">
            <text:p>527678</text:p>
          </table:table-cell>
          <table:table-cell table:formula="of:=[.F5]-[.E5]-[.D5]" office:value-type="float" office:value="5.772922832" calcext:value-type="float">
            <text:p>5.772922832</text:p>
          </table:table-cell>
          <table:table-cell table:formula="of:=[.B5]/1000000000" office:value-type="float" office:value="0.000527678" calcext:value-type="float">
            <text:p>0.000527678</text:p>
          </table:table-cell>
          <table:table-cell office:value-type="float" office:value="1.602525426" calcext:value-type="float">
            <text:p>1.602525426</text:p>
          </table:table-cell>
          <table:table-cell table:formula="of:=([.H5]-[.H4])/1000000000" office:value-type="float" office:value="7.375975936" calcext:value-type="float">
            <text:p>7.375975936</text:p>
          </table:table-cell>
          <table:table-cell office:value-type="float" office:value="1267" calcext:value-type="float">
            <text:p>1267</text:p>
          </table:table-cell>
          <table:table-cell office:value-type="float" office:value="1.53066562525316E+018" calcext:value-type="float">
            <text:p>1.53066562525316E+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1387844" calcext:value-type="float">
            <text:p>471387844</text:p>
          </table:table-cell>
          <table:table-cell table:formula="of:=[.F6]-[.E6]-[.D6]" office:value-type="float" office:value="2.477856152" calcext:value-type="float">
            <text:p>2.477856152</text:p>
          </table:table-cell>
          <table:table-cell table:formula="of:=[.B6]/1000000000" office:value-type="float" office:value="0.471387844" calcext:value-type="float">
            <text:p>0.471387844</text:p>
          </table:table-cell>
          <table:table-cell office:value-type="float" office:value="4.829426596" calcext:value-type="float">
            <text:p>4.829426596</text:p>
          </table:table-cell>
          <table:table-cell table:formula="of:=([.H6]-[.H5])/1000000000" office:value-type="float" office:value="7.778670592" calcext:value-type="float">
            <text:p>7.778670592</text:p>
          </table:table-cell>
          <table:table-cell office:value-type="float" office:value="1267" calcext:value-type="float">
            <text:p>1267</text:p>
          </table:table-cell>
          <table:table-cell office:value-type="float" office:value="1.53066563303183E+018" calcext:value-type="float">
            <text:p>1.53066563303183E+0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46072584" calcext:value-type="float">
            <text:p>4446072584</text:p>
          </table:table-cell>
          <table:table-cell table:formula="of:=[.F7]-[.E7]-[.D7]" office:value-type="float" office:value="-1.956185213" calcext:value-type="float">
            <text:p>-1.956185213</text:p>
          </table:table-cell>
          <table:table-cell table:formula="of:=[.B7]/1000000000" office:value-type="float" office:value="4.446072584" calcext:value-type="float">
            <text:p>4.446072584</text:p>
          </table:table-cell>
          <table:table-cell office:value-type="float" office:value="6.459292277" calcext:value-type="float">
            <text:p>6.459292277</text:p>
          </table:table-cell>
          <table:table-cell table:formula="of:=([.H7]-[.H6])/1000000000" office:value-type="float" office:value="8.949179648" calcext:value-type="float">
            <text:p>8.949179648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64198101E+018" calcext:value-type="float">
            <text:p>1.53066564198101E+0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93026219" calcext:value-type="float">
            <text:p>4793026219</text:p>
          </table:table-cell>
          <table:table-cell table:formula="of:=[.F8]-[.E8]-[.D8]" office:value-type="float" office:value="-1.298368593" calcext:value-type="float">
            <text:p>-1.298368593</text:p>
          </table:table-cell>
          <table:table-cell table:formula="of:=[.B8]/1000000000" office:value-type="float" office:value="4.793026219" calcext:value-type="float">
            <text:p>4.793026219</text:p>
          </table:table-cell>
          <table:table-cell office:value-type="float" office:value="5.246067366" calcext:value-type="float">
            <text:p>5.246067366</text:p>
          </table:table-cell>
          <table:table-cell table:formula="of:=([.H8]-[.H7])/1000000000" office:value-type="float" office:value="8.740724992" calcext:value-type="float">
            <text:p>8.740724992</text:p>
          </table:table-cell>
          <table:table-cell office:value-type="float" office:value="1268" calcext:value-type="float">
            <text:p>1268</text:p>
          </table:table-cell>
          <table:table-cell office:value-type="float" office:value="1.53066565072174E+018" calcext:value-type="float">
            <text:p>1.53066565072174E+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36318549" calcext:value-type="float">
            <text:p>6536318549</text:p>
          </table:table-cell>
          <table:table-cell table:formula="of:=[.F9]-[.E9]-[.D9]" office:value-type="float" office:value="2.496569464" calcext:value-type="float">
            <text:p>2.496569464</text:p>
          </table:table-cell>
          <table:table-cell table:formula="of:=[.B9]/1000000000" office:value-type="float" office:value="6.536318549" calcext:value-type="float">
            <text:p>6.536318549</text:p>
          </table:table-cell>
          <table:table-cell office:value-type="float" office:value="5.430265651" calcext:value-type="float">
            <text:p>5.430265651</text:p>
          </table:table-cell>
          <table:table-cell table:formula="of:=([.H9]-[.H8])/1000000000" office:value-type="float" office:value="14.463153664" calcext:value-type="float">
            <text:p>14.463153664</text:p>
          </table:table-cell>
          <table:table-cell office:value-type="float" office:value="1268" calcext:value-type="float">
            <text:p>1268</text:p>
          </table:table-cell>
          <table:table-cell office:value-type="float" office:value="1.53066566518489E+018" calcext:value-type="float">
            <text:p>1.53066566518489E+0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80364394" calcext:value-type="float">
            <text:p>1180364394</text:p>
          </table:table-cell>
          <table:table-cell table:formula="of:=[.F10]-[.E10]-[.D10]" office:value-type="float" office:value="8.166008025" calcext:value-type="float">
            <text:p>8.166008025</text:p>
          </table:table-cell>
          <table:table-cell table:formula="of:=[.B10]/1000000000" office:value-type="float" office:value="1.180364394" calcext:value-type="float">
            <text:p>1.180364394</text:p>
          </table:table-cell>
          <table:table-cell office:value-type="float" office:value="4.633406653" calcext:value-type="float">
            <text:p>4.633406653</text:p>
          </table:table-cell>
          <table:table-cell table:formula="of:=([.H10]-[.H9])/1000000000" office:value-type="float" office:value="13.979779072" calcext:value-type="float">
            <text:p>13.979779072</text:p>
          </table:table-cell>
          <table:table-cell office:value-type="float" office:value="1269" calcext:value-type="float">
            <text:p>1269</text:p>
          </table:table-cell>
          <table:table-cell office:value-type="float" office:value="1.53066567916467E+018" calcext:value-type="float">
            <text:p>1.53066567916467E+0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73898115" calcext:value-type="float">
            <text:p>10473898115</text:p>
          </table:table-cell>
          <table:table-cell table:formula="of:=[.F11]-[.E11]-[.D11]" office:value-type="float" office:value="-3.441815157" calcext:value-type="float">
            <text:p>-3.441815157</text:p>
          </table:table-cell>
          <table:table-cell table:formula="of:=[.B11]/1000000000" office:value-type="float" office:value="10.473898115" calcext:value-type="float">
            <text:p>10.473898115</text:p>
          </table:table-cell>
          <table:table-cell office:value-type="float" office:value="5.464136434" calcext:value-type="float">
            <text:p>5.464136434</text:p>
          </table:table-cell>
          <table:table-cell table:formula="of:=([.H11]-[.H10])/1000000000" office:value-type="float" office:value="12.496219392" calcext:value-type="float">
            <text:p>12.496219392</text:p>
          </table:table-cell>
          <table:table-cell office:value-type="float" office:value="1269" calcext:value-type="float">
            <text:p>1269</text:p>
          </table:table-cell>
          <table:table-cell office:value-type="float" office:value="1.53066569166089E+018" calcext:value-type="float">
            <text:p>1.53066569166089E+0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2621964" calcext:value-type="float">
            <text:p>1622621964</text:p>
          </table:table-cell>
          <table:table-cell table:formula="of:=[.F12]-[.E12]-[.D12]" office:value-type="float" office:value="0.840462923" calcext:value-type="float">
            <text:p>0.840462923</text:p>
          </table:table-cell>
          <table:table-cell table:formula="of:=[.B12]/1000000000" office:value-type="float" office:value="1.622621964" calcext:value-type="float">
            <text:p>1.622621964</text:p>
          </table:table-cell>
          <table:table-cell office:value-type="float" office:value="5.776639401" calcext:value-type="float">
            <text:p>5.776639401</text:p>
          </table:table-cell>
          <table:table-cell table:formula="of:=([.H12]-[.H11])/1000000000" office:value-type="float" office:value="8.239724288" calcext:value-type="float">
            <text:p>8.239724288</text:p>
          </table:table-cell>
          <table:table-cell office:value-type="float" office:value="1270" calcext:value-type="float">
            <text:p>1270</text:p>
          </table:table-cell>
          <table:table-cell office:value-type="float" office:value="1.53066569990062E+018" calcext:value-type="float">
            <text:p>1.53066569990062E+0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97953414" calcext:value-type="float">
            <text:p>13297953414</text:p>
          </table:table-cell>
          <table:table-cell table:formula="of:=[.F13]-[.E13]-[.D13]" office:value-type="float" office:value="1.673342578" calcext:value-type="float">
            <text:p>1.673342578</text:p>
          </table:table-cell>
          <table:table-cell table:formula="of:=[.B13]/1000000000" office:value-type="float" office:value="13.297953414" calcext:value-type="float">
            <text:p>13.297953414</text:p>
          </table:table-cell>
          <table:table-cell office:value-type="float" office:value="5.250100488" calcext:value-type="float">
            <text:p>5.250100488</text:p>
          </table:table-cell>
          <table:table-cell table:formula="of:=([.H13]-[.H12])/1000000000" office:value-type="float" office:value="20.22139648" calcext:value-type="float">
            <text:p>20.22139648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72012201E+018" calcext:value-type="float">
            <text:p>1.53066572012201E+0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4696638" calcext:value-type="float">
            <text:p>664696638</text:p>
          </table:table-cell>
          <table:table-cell table:formula="of:=[.F14]-[.E14]-[.D14]" office:value-type="float" office:value="0.620562127" calcext:value-type="float">
            <text:p>0.620562127</text:p>
          </table:table-cell>
          <table:table-cell table:formula="of:=[.B14]/1000000000" office:value-type="float" office:value="0.664696638" calcext:value-type="float">
            <text:p>0.664696638</text:p>
          </table:table-cell>
          <table:table-cell office:value-type="float" office:value="5.085823475" calcext:value-type="float">
            <text:p>5.085823475</text:p>
          </table:table-cell>
          <table:table-cell table:formula="of:=([.H14]-[.H13])/1000000000" office:value-type="float" office:value="6.37108224" calcext:value-type="float">
            <text:p>6.37108224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72649309E+018" calcext:value-type="float">
            <text:p>1.53066572649309E+0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37184616" calcext:value-type="float">
            <text:p>5337184616</text:p>
          </table:table-cell>
          <table:table-cell table:formula="of:=[.F15]-[.E15]-[.D15]" office:value-type="float" office:value="-3.617571765" calcext:value-type="float">
            <text:p>-3.617571765</text:p>
          </table:table-cell>
          <table:table-cell table:formula="of:=[.B15]/1000000000" office:value-type="float" office:value="5.337184616" calcext:value-type="float">
            <text:p>5.337184616</text:p>
          </table:table-cell>
          <table:table-cell office:value-type="float" office:value="4.732799821" calcext:value-type="float">
            <text:p>4.732799821</text:p>
          </table:table-cell>
          <table:table-cell table:formula="of:=([.H15]-[.H14])/1000000000" office:value-type="float" office:value="6.452412672" calcext:value-type="float">
            <text:p>6.452412672</text:p>
          </table:table-cell>
          <table:table-cell office:value-type="float" office:value="1272" calcext:value-type="float">
            <text:p>1272</text:p>
          </table:table-cell>
          <table:table-cell office:value-type="float" office:value="1.53066573294551E+018" calcext:value-type="float">
            <text:p>1.53066573294551E+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1701102" calcext:value-type="float">
            <text:p>311701102</text:p>
          </table:table-cell>
          <table:table-cell table:formula="of:=[.F16]-[.E16]-[.D16]" office:value-type="float" office:value="1.814145332" calcext:value-type="float">
            <text:p>1.814145332</text:p>
          </table:table-cell>
          <table:table-cell table:formula="of:=[.B16]/1000000000" office:value-type="float" office:value="0.311701102" calcext:value-type="float">
            <text:p>0.311701102</text:p>
          </table:table-cell>
          <table:table-cell office:value-type="float" office:value="5.057493086" calcext:value-type="float">
            <text:p>5.057493086</text:p>
          </table:table-cell>
          <table:table-cell table:formula="of:=([.H16]-[.H15])/1000000000" office:value-type="float" office:value="7.18333952" calcext:value-type="float">
            <text:p>7.18333952</text:p>
          </table:table-cell>
          <table:table-cell office:value-type="float" office:value="1273" calcext:value-type="float">
            <text:p>1273</text:p>
          </table:table-cell>
          <table:table-cell office:value-type="float" office:value="1.53066574012885E+018" calcext:value-type="float">
            <text:p>1.53066574012885E+0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4165498" calcext:value-type="float">
            <text:p>714165498</text:p>
          </table:table-cell>
          <table:table-cell table:formula="of:=[.F17]-[.E17]-[.D17]" office:value-type="float" office:value="1.376748319" calcext:value-type="float">
            <text:p>1.376748319</text:p>
          </table:table-cell>
          <table:table-cell table:formula="of:=[.B17]/1000000000" office:value-type="float" office:value="0.714165498" calcext:value-type="float">
            <text:p>0.714165498</text:p>
          </table:table-cell>
          <table:table-cell office:value-type="float" office:value="6.041065191" calcext:value-type="float">
            <text:p>6.041065191</text:p>
          </table:table-cell>
          <table:table-cell table:formula="of:=([.H17]-[.H16])/1000000000" office:value-type="float" office:value="8.131979008" calcext:value-type="float">
            <text:p>8.131979008</text:p>
          </table:table-cell>
          <table:table-cell office:value-type="float" office:value="1273" calcext:value-type="float">
            <text:p>1273</text:p>
          </table:table-cell>
          <table:table-cell office:value-type="float" office:value="1.53066574826083E+018" calcext:value-type="float">
            <text:p>1.53066574826083E+0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2251708" calcext:value-type="float">
            <text:p>622251708</text:p>
          </table:table-cell>
          <table:table-cell table:formula="of:=[.F18]-[.E18]-[.D18]" office:value-type="float" office:value="0.222969819000001" calcext:value-type="float">
            <text:p>0.222969819000001</text:p>
          </table:table-cell>
          <table:table-cell table:formula="of:=[.B18]/1000000000" office:value-type="float" office:value="0.622251708" calcext:value-type="float">
            <text:p>0.622251708</text:p>
          </table:table-cell>
          <table:table-cell office:value-type="float" office:value="6.335842409" calcext:value-type="float">
            <text:p>6.335842409</text:p>
          </table:table-cell>
          <table:table-cell table:formula="of:=([.H18]-[.H17])/1000000000" office:value-type="float" office:value="7.181063936" calcext:value-type="float">
            <text:p>7.181063936</text:p>
          </table:table-cell>
          <table:table-cell office:value-type="float" office:value="1274" calcext:value-type="float">
            <text:p>1274</text:p>
          </table:table-cell>
          <table:table-cell office:value-type="float" office:value="1.53066575544189E+018" calcext:value-type="float">
            <text:p>1.53066575544189E+0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24240482" calcext:value-type="float">
            <text:p>4924240482</text:p>
          </table:table-cell>
          <table:table-cell table:formula="of:=[.F19]-[.E19]-[.D19]" office:value-type="float" office:value="-3.587472282" calcext:value-type="float">
            <text:p>-3.587472282</text:p>
          </table:table-cell>
          <table:table-cell table:formula="of:=[.B19]/1000000000" office:value-type="float" office:value="4.924240482" calcext:value-type="float">
            <text:p>4.924240482</text:p>
          </table:table-cell>
          <table:table-cell office:value-type="float" office:value="5.283901496" calcext:value-type="float">
            <text:p>5.283901496</text:p>
          </table:table-cell>
          <table:table-cell table:formula="of:=([.H19]-[.H18])/1000000000" office:value-type="float" office:value="6.620669696" calcext:value-type="float">
            <text:p>6.620669696</text:p>
          </table:table-cell>
          <table:table-cell office:value-type="float" office:value="1274" calcext:value-type="float">
            <text:p>1274</text:p>
          </table:table-cell>
          <table:table-cell office:value-type="float" office:value="1.53066576206256E+018" calcext:value-type="float">
            <text:p>1.53066576206256E+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9661770" calcext:value-type="float">
            <text:p>709661770</text:p>
          </table:table-cell>
          <table:table-cell table:formula="of:=[.F20]-[.E20]-[.D20]" office:value-type="float" office:value="2.942954229" calcext:value-type="float">
            <text:p>2.942954229</text:p>
          </table:table-cell>
          <table:table-cell table:formula="of:=[.B20]/1000000000" office:value-type="float" office:value="0.70966177" calcext:value-type="float">
            <text:p>0.70966177</text:p>
          </table:table-cell>
          <table:table-cell office:value-type="float" office:value="3.445642177" calcext:value-type="float">
            <text:p>3.445642177</text:p>
          </table:table-cell>
          <table:table-cell table:formula="of:=([.H20]-[.H19])/1000000000" office:value-type="float" office:value="7.098258176" calcext:value-type="float">
            <text:p>7.098258176</text:p>
          </table:table-cell>
          <table:table-cell office:value-type="float" office:value="1275" calcext:value-type="float">
            <text:p>1275</text:p>
          </table:table-cell>
          <table:table-cell office:value-type="float" office:value="1.53066576916082E+018" calcext:value-type="float">
            <text:p>1.53066576916082E+0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8745206" calcext:value-type="float">
            <text:p>978745206</text:p>
          </table:table-cell>
          <table:table-cell table:formula="of:=[.F21]-[.E21]-[.D21]" office:value-type="float" office:value="1.557578356" calcext:value-type="float">
            <text:p>1.557578356</text:p>
          </table:table-cell>
          <table:table-cell table:formula="of:=[.B21]/1000000000" office:value-type="float" office:value="0.978745206" calcext:value-type="float">
            <text:p>0.978745206</text:p>
          </table:table-cell>
          <table:table-cell office:value-type="float" office:value="4.978451222" calcext:value-type="float">
            <text:p>4.978451222</text:p>
          </table:table-cell>
          <table:table-cell table:formula="of:=([.H21]-[.H20])/1000000000" office:value-type="float" office:value="7.514774784" calcext:value-type="float">
            <text:p>7.514774784</text:p>
          </table:table-cell>
          <table:table-cell office:value-type="float" office:value="1276" calcext:value-type="float">
            <text:p>1276</text:p>
          </table:table-cell>
          <table:table-cell office:value-type="float" office:value="1.53066577667559E+018" calcext:value-type="float">
            <text:p>1.53066577667559E+0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79184885" calcext:value-type="float">
            <text:p>1279184885</text:p>
          </table:table-cell>
          <table:table-cell table:formula="of:=[.F22]-[.E22]-[.D22]" office:value-type="float" office:value="6.647988747" calcext:value-type="float">
            <text:p>6.647988747</text:p>
          </table:table-cell>
          <table:table-cell table:formula="of:=[.B22]/1000000000" office:value-type="float" office:value="1.279184885" calcext:value-type="float">
            <text:p>1.279184885</text:p>
          </table:table-cell>
          <table:table-cell/>
          <table:table-cell table:formula="of:=([.H22]-[.H21])/1000000000" office:value-type="float" office:value="7.927173632" calcext:value-type="float">
            <text:p>7.927173632</text:p>
          </table:table-cell>
          <table:table-cell office:value-type="float" office:value="1276" calcext:value-type="float">
            <text:p>1276</text:p>
          </table:table-cell>
          <table:table-cell office:value-type="float" office:value="1.53066578460277E+018" calcext:value-type="float">
            <text:p>1.53066578460277E+0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88451872" calcext:value-type="float">
            <text:p>2588451872</text:p>
          </table:table-cell>
          <table:table-cell table:formula="of:=[.F23]-[.E23]-[.D23]" office:value-type="float" office:value="4.728942048" calcext:value-type="float">
            <text:p>4.728942048</text:p>
          </table:table-cell>
          <table:table-cell table:formula="of:=[.B23]/1000000000" office:value-type="float" office:value="2.588451872" calcext:value-type="float">
            <text:p>2.588451872</text:p>
          </table:table-cell>
          <table:table-cell/>
          <table:table-cell table:formula="of:=([.H23]-[.H22])/1000000000" office:value-type="float" office:value="7.31739392" calcext:value-type="float">
            <text:p>7.31739392</text:p>
          </table:table-cell>
          <table:table-cell office:value-type="float" office:value="1277" calcext:value-type="float">
            <text:p>1277</text:p>
          </table:table-cell>
          <table:table-cell office:value-type="float" office:value="1.53066579192016E+018" calcext:value-type="float">
            <text:p>1.53066579192016E+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20201" calcext:value-type="float">
            <text:p>37020201</text:p>
          </table:table-cell>
          <table:table-cell table:formula="of:=[.F24]-[.E24]-[.D24]" office:value-type="float" office:value="7.535770071" calcext:value-type="float">
            <text:p>7.535770071</text:p>
          </table:table-cell>
          <table:table-cell table:formula="of:=[.B24]/1000000000" office:value-type="float" office:value="0.037020201" calcext:value-type="float">
            <text:p>0.037020201</text:p>
          </table:table-cell>
          <table:table-cell/>
          <table:table-cell table:formula="of:=([.H24]-[.H23])/1000000000" office:value-type="float" office:value="7.572790272" calcext:value-type="float">
            <text:p>7.572790272</text:p>
          </table:table-cell>
          <table:table-cell office:value-type="float" office:value="1277" calcext:value-type="float">
            <text:p>1277</text:p>
          </table:table-cell>
          <table:table-cell office:value-type="float" office:value="1.53066579949295E+018" calcext:value-type="float">
            <text:p>1.53066579949295E+0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9414364" calcext:value-type="float">
            <text:p>1009414364</text:p>
          </table:table-cell>
          <table:table-cell table:formula="of:=[.F25]-[.E25]-[.D25]" office:value-type="float" office:value="7.873485604" calcext:value-type="float">
            <text:p>7.873485604</text:p>
          </table:table-cell>
          <table:table-cell table:formula="of:=[.B25]/1000000000" office:value-type="float" office:value="1.009414364" calcext:value-type="float">
            <text:p>1.009414364</text:p>
          </table:table-cell>
          <table:table-cell/>
          <table:table-cell table:formula="of:=([.H25]-[.H24])/1000000000" office:value-type="float" office:value="8.882899968" calcext:value-type="float">
            <text:p>8.882899968</text:p>
          </table:table-cell>
          <table:table-cell office:value-type="float" office:value="1278" calcext:value-type="float">
            <text:p>1278</text:p>
          </table:table-cell>
          <table:table-cell office:value-type="float" office:value="1.53066580837585E+018" calcext:value-type="float">
            <text:p>1.53066580837585E+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4723885" calcext:value-type="float">
            <text:p>684723885</text:p>
          </table:table-cell>
          <table:table-cell table:formula="of:=[.F26]-[.E26]-[.D26]" office:value-type="float" office:value="6.713751123" calcext:value-type="float">
            <text:p>6.713751123</text:p>
          </table:table-cell>
          <table:table-cell table:formula="of:=[.B26]/1000000000" office:value-type="float" office:value="0.684723885" calcext:value-type="float">
            <text:p>0.684723885</text:p>
          </table:table-cell>
          <table:table-cell/>
          <table:table-cell table:formula="of:=([.H26]-[.H25])/1000000000" office:value-type="float" office:value="7.398475008" calcext:value-type="float">
            <text:p>7.398475008</text:p>
          </table:table-cell>
          <table:table-cell office:value-type="float" office:value="1279" calcext:value-type="float">
            <text:p>1279</text:p>
          </table:table-cell>
          <table:table-cell office:value-type="float" office:value="1.53066581577432E+018" calcext:value-type="float">
            <text:p>1.53066581577432E+0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838032991" calcext:value-type="float">
            <text:p>5838032991</text:p>
          </table:table-cell>
          <table:table-cell table:formula="of:=[.F27]-[.E27]-[.D27]" office:value-type="float" office:value="1.784737441" calcext:value-type="float">
            <text:p>1.784737441</text:p>
          </table:table-cell>
          <table:table-cell table:formula="of:=[.B27]/1000000000" office:value-type="float" office:value="5.838032991" calcext:value-type="float">
            <text:p>5.838032991</text:p>
          </table:table-cell>
          <table:table-cell/>
          <table:table-cell table:formula="of:=([.H27]-[.H26])/1000000000" office:value-type="float" office:value="7.622770432" calcext:value-type="float">
            <text:p>7.622770432</text:p>
          </table:table-cell>
          <table:table-cell office:value-type="float" office:value="1279" calcext:value-type="float">
            <text:p>1279</text:p>
          </table:table-cell>
          <table:table-cell office:value-type="float" office:value="1.53066582339709E+018" calcext:value-type="float">
            <text:p>1.53066582339709E+0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[.B28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F29]-[.E29]-[.D29]" office:value-type="float" office:value="0" calcext:value-type="float">
            <text:p>0</text:p>
          </table:table-cell>
          <table:table-cell table:formula="of:=[.B29]/1000000000" office:value-type="float" office:value="0" calcext:value-type="float">
            <text:p>0</text:p>
          </table:table-cell>
          <table:table-cell/>
          <table:table-cell table:formula="of:=([.H29]-[.H2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F30]-[.E30]-[.D30]" office:value-type="float" office:value="0" calcext:value-type="float">
            <text:p>0</text:p>
          </table:table-cell>
          <table:table-cell table:formula="of:=[.B30]/1000000000" office:value-type="float" office:value="0" calcext:value-type="float">
            <text:p>0</text:p>
          </table:table-cell>
          <table:table-cell/>
          <table:table-cell table:formula="of:=([.H30]-[.H29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F31]-[.E31]-[.D31]" office:value-type="float" office:value="0" calcext:value-type="float">
            <text:p>0</text:p>
          </table:table-cell>
          <table:table-cell table:formula="of:=[.B31]/1000000000" office:value-type="float" office:value="0" calcext:value-type="float">
            <text:p>0</text:p>
          </table:table-cell>
          <table:table-cell/>
          <table:table-cell table:formula="of:=([.H31]-[.H30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F32]-[.E32]-[.D32]" office:value-type="float" office:value="0" calcext:value-type="float">
            <text:p>0</text:p>
          </table:table-cell>
          <table:table-cell table:formula="of:=[.B32]/1000000000" office:value-type="float" office:value="0" calcext:value-type="float">
            <text:p>0</text:p>
          </table:table-cell>
          <table:table-cell/>
          <table:table-cell table:formula="of:=([.H32]-[.H31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F33]-[.E33]-[.D33]" office:value-type="float" office:value="0" calcext:value-type="float">
            <text:p>0</text:p>
          </table:table-cell>
          <table:table-cell table:formula="of:=[.B33]/1000000000" office:value-type="float" office:value="0" calcext:value-type="float">
            <text:p>0</text:p>
          </table:table-cell>
          <table:table-cell/>
          <table:table-cell table:formula="of:=([.H33]-[.H32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[.F34]-[.E34]-[.D34]" office:value-type="float" office:value="0" calcext:value-type="float">
            <text:p>0</text:p>
          </table:table-cell>
          <table:table-cell table:formula="of:=[.B34]/1000000000" office:value-type="float" office:value="0" calcext:value-type="float">
            <text:p>0</text:p>
          </table:table-cell>
          <table:table-cell/>
          <table:table-cell table:formula="of:=([.H34]-[.H33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.F35]-[.E35]-[.D35]" office:value-type="float" office:value="0" calcext:value-type="float">
            <text:p>0</text:p>
          </table:table-cell>
          <table:table-cell table:formula="of:=[.B35]/1000000000" office:value-type="float" office:value="0" calcext:value-type="float">
            <text:p>0</text:p>
          </table:table-cell>
          <table:table-cell/>
          <table:table-cell table:formula="of:=([.H35]-[.H34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F36]-[.E36]-[.D36]" office:value-type="float" office:value="0" calcext:value-type="float">
            <text:p>0</text:p>
          </table:table-cell>
          <table:table-cell table:formula="of:=[.B36]/1000000000" office:value-type="float" office:value="0" calcext:value-type="float">
            <text:p>0</text:p>
          </table:table-cell>
          <table:table-cell/>
          <table:table-cell table:formula="of:=([.H36]-[.H35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F37]-[.E37]-[.D37]" office:value-type="float" office:value="0" calcext:value-type="float">
            <text:p>0</text:p>
          </table:table-cell>
          <table:table-cell table:formula="of:=[.B37]/1000000000" office:value-type="float" office:value="0" calcext:value-type="float">
            <text:p>0</text:p>
          </table:table-cell>
          <table:table-cell/>
          <table:table-cell table:formula="of:=([.H37]-[.H36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[.F38]-[.E38]-[.D38]" office:value-type="float" office:value="0" calcext:value-type="float">
            <text:p>0</text:p>
          </table:table-cell>
          <table:table-cell table:formula="of:=[.B38]/1000000000" office:value-type="float" office:value="0" calcext:value-type="float">
            <text:p>0</text:p>
          </table:table-cell>
          <table:table-cell/>
          <table:table-cell table:formula="of:=([.H38]-[.H37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[.F39]-[.E39]-[.D39]" office:value-type="float" office:value="0" calcext:value-type="float">
            <text:p>0</text:p>
          </table:table-cell>
          <table:table-cell table:formula="of:=[.B39]/1000000000" office:value-type="float" office:value="0" calcext:value-type="float">
            <text:p>0</text:p>
          </table:table-cell>
          <table:table-cell/>
          <table:table-cell table:formula="of:=([.H39]-[.H3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[.F40]-[.E40]-[.D40]" office:value-type="float" office:value="0" calcext:value-type="float">
            <text:p>0</text:p>
          </table:table-cell>
          <table:table-cell table:formula="of:=[.B40]/1000000000" office:value-type="float" office:value="0" calcext:value-type="float">
            <text:p>0</text:p>
          </table:table-cell>
          <table:table-cell/>
          <table:table-cell table:formula="of:=([.H40]-[.H39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F41]-[.E41]-[.D41]" office:value-type="float" office:value="0" calcext:value-type="float">
            <text:p>0</text:p>
          </table:table-cell>
          <table:table-cell table:formula="of:=[.B41]/1000000000" office:value-type="float" office:value="0" calcext:value-type="float">
            <text:p>0</text:p>
          </table:table-cell>
          <table:table-cell/>
          <table:table-cell table:formula="of:=([.H41]-[.H40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[.F42]-[.E42]-[.D42]" office:value-type="float" office:value="0" calcext:value-type="float">
            <text:p>0</text:p>
          </table:table-cell>
          <table:table-cell table:formula="of:=[.B42]/1000000000" office:value-type="float" office:value="0" calcext:value-type="float">
            <text:p>0</text:p>
          </table:table-cell>
          <table:table-cell/>
          <table:table-cell table:formula="of:=([.H42]-[.H41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[.F43]-[.E43]-[.D43]" office:value-type="float" office:value="0" calcext:value-type="float">
            <text:p>0</text:p>
          </table:table-cell>
          <table:table-cell table:formula="of:=[.B43]/1000000000" office:value-type="float" office:value="0" calcext:value-type="float">
            <text:p>0</text:p>
          </table:table-cell>
          <table:table-cell/>
          <table:table-cell table:formula="of:=([.H43]-[.H42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[.F44]-[.E44]-[.D44]" office:value-type="float" office:value="0" calcext:value-type="float">
            <text:p>0</text:p>
          </table:table-cell>
          <table:table-cell table:formula="of:=[.B44]/1000000000" office:value-type="float" office:value="0" calcext:value-type="float">
            <text:p>0</text:p>
          </table:table-cell>
          <table:table-cell/>
          <table:table-cell table:formula="of:=([.H44]-[.H43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F45]-[.E45]-[.D45]" office:value-type="float" office:value="0" calcext:value-type="float">
            <text:p>0</text:p>
          </table:table-cell>
          <table:table-cell table:formula="of:=[.B45]/1000000000" office:value-type="float" office:value="0" calcext:value-type="float">
            <text:p>0</text:p>
          </table:table-cell>
          <table:table-cell/>
          <table:table-cell table:formula="of:=([.H45]-[.H44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F46]-[.E46]-[.D46]" office:value-type="float" office:value="0" calcext:value-type="float">
            <text:p>0</text:p>
          </table:table-cell>
          <table:table-cell table:formula="of:=[.B46]/1000000000" office:value-type="float" office:value="0" calcext:value-type="float">
            <text:p>0</text:p>
          </table:table-cell>
          <table:table-cell/>
          <table:table-cell table:formula="of:=([.H46]-[.H45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[.F47]-[.E47]-[.D47]" office:value-type="float" office:value="0" calcext:value-type="float">
            <text:p>0</text:p>
          </table:table-cell>
          <table:table-cell table:formula="of:=[.B47]/1000000000" office:value-type="float" office:value="0" calcext:value-type="float">
            <text:p>0</text:p>
          </table:table-cell>
          <table:table-cell/>
          <table:table-cell table:formula="of:=([.H47]-[.H46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[.F48]-[.E48]-[.D48]" office:value-type="float" office:value="0" calcext:value-type="float">
            <text:p>0</text:p>
          </table:table-cell>
          <table:table-cell table:formula="of:=[.B48]/1000000000" office:value-type="float" office:value="0" calcext:value-type="float">
            <text:p>0</text:p>
          </table:table-cell>
          <table:table-cell/>
          <table:table-cell table:formula="of:=([.H48]-[.H47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F49]-[.E49]-[.D49]" office:value-type="float" office:value="0" calcext:value-type="float">
            <text:p>0</text:p>
          </table:table-cell>
          <table:table-cell table:formula="of:=[.B49]/1000000000" office:value-type="float" office:value="0" calcext:value-type="float">
            <text:p>0</text:p>
          </table:table-cell>
          <table:table-cell/>
          <table:table-cell table:formula="of:=([.H49]-[.H4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B50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B51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B52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B53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B54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[.B55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[.B56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[.B57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[.B58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[.B59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[.B60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[.B61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[.B62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[.B63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[.B64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[.B65]/1000000000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9:08:44.98932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09:12:34.686183785</dc:date>
    <meta:editing-duration>PT33M49S</meta:editing-duration>
    <meta:editing-cycles>5</meta:editing-cycles>
    <meta:generator>LibreOffice/5.2.7.2$Linux_X86_64 LibreOffice_project/20m0$Build-2</meta:generator>
    <meta:document-statistic meta:table-count="1" meta:cell-count="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top" svg:x="4.695cm" svg:y="0.185cm" style:legend-expansion="wide" chart:style-name="ch2"/>
        <chart:plot-area chart:style-name="ch3" table:cell-range-address="'ConsensusTime1-'.C1:'ConsensusTime1-'.E20" chart:data-source-has-labels="row" svg:x="1.331cm" svg:y="0.963cm" svg:width="14.349cm" svg:height="6.876cm">
          <chartooo:coordinate-region svg:x="1.873cm" svg:y="1.162cm" svg:width="13.541cm" svg:height="6.478cm"/>
          <chart:axis chart:dimension="x" chart:name="primary-x" chart:style-name="ch4">
            <chart:title svg:x="7.971cm" svg:y="8.019cm" chart:style-name="ch5">
              <text:p>Height</text:p>
            </chart:title>
          </chart:axis>
          <chart:axis chart:dimension="y" chart:name="primary-y" chart:style-name="ch4">
            <chart:title svg:x="0.451cm" svg:y="5.159cm" chart:style-name="ch6">
              <text:p>Time(sec)</text:p>
            </chart:title>
            <chart:grid chart:style-name="ch7" chart:class="major"/>
          </chart:axis>
          <chart:series chart:style-name="ch8" chart:values-cell-range-address="'ConsensusTime1-'.C2:'ConsensusTime1-'.C20" chart:label-cell-address="'ConsensusTime1-'.C1:'ConsensusTime1-'.C1" chart:class="chart:area">
            <chart:data-point chart:repeated="19"/>
          </chart:series>
          <chart:series chart:style-name="ch9" chart:values-cell-range-address="'ConsensusTime1-'.D2:'ConsensusTime1-'.D20" chart:label-cell-address="'ConsensusTime1-'.D1:'ConsensusTime1-'.D1" chart:class="chart:area">
            <chart:data-point chart:repeated="19"/>
          </chart:series>
          <chart:series chart:style-name="ch10" chart:values-cell-range-address="'ConsensusTime1-'.E2:'ConsensusTime1-'.E20" chart:label-cell-address="'ConsensusTime1-'.E1:'ConsensusTime1-'.E1" chart:class="chart:area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Time</text:p>
                <draw:g>
                  <svg:desc>'ConsensusTime1-'.C1:'ConsensusTime1-'.C1</svg:desc>
                </draw:g>
              </table:table-cell>
              <table:table-cell office:value-type="string">
                <text:p>ConTimeInSec</text:p>
                <draw:g>
                  <svg:desc>'ConsensusTime1-'.D1:'ConsensusTime1-'.D1</svg:desc>
                </draw:g>
              </table:table-cell>
              <table:table-cell office:value-type="string">
                <text:p>PostTime</text:p>
                <draw:g>
                  <svg:desc>'ConsensusTime1-'.E1:'ConsensusTime1-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nsensusTime1-'.C2:'ConsensusTime1-'.C20</svg:desc>
                </draw:g>
              </table:table-cell>
              <table:table-cell office:value-type="float" office:value="0.766628825">
                <text:p>0.766628825</text:p>
                <draw:g>
                  <svg:desc>'ConsensusTime1-'.D2:'ConsensusTime1-'.D20</svg:desc>
                </draw:g>
              </table:table-cell>
              <table:table-cell office:value-type="float" office:value="1.403372528">
                <text:p>1.403372528</text:p>
                <draw:g>
                  <svg:desc>'ConsensusTime1-'.E2:'ConsensusTime1-'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92863019">
                <text:p>-1.092863019</text:p>
              </table:table-cell>
              <table:table-cell office:value-type="float" office:value="2.334742691">
                <text:p>2.334742691</text:p>
              </table:table-cell>
              <table:table-cell office:value-type="float" office:value="1.807526792">
                <text:p>1.807526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20813028">
                <text:p>1.420813028</text:p>
              </table:table-cell>
              <table:table-cell office:value-type="float" office:value="2.024384259">
                <text:p>2.024384259</text:p>
              </table:table-cell>
              <table:table-cell office:value-type="float" office:value="2.376709913">
                <text:p>2.376709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72922832">
                <text:p>5.772922832</text:p>
              </table:table-cell>
              <table:table-cell office:value-type="float" office:value="0.000527678">
                <text:p>0.000527678</text:p>
              </table:table-cell>
              <table:table-cell office:value-type="float" office:value="1.602525426">
                <text:p>1.602525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77856152">
                <text:p>2.477856152</text:p>
              </table:table-cell>
              <table:table-cell office:value-type="float" office:value="0.471387844">
                <text:p>0.471387844</text:p>
              </table:table-cell>
              <table:table-cell office:value-type="float" office:value="4.829426596">
                <text:p>4.829426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956185213">
                <text:p>-1.956185213</text:p>
              </table:table-cell>
              <table:table-cell office:value-type="float" office:value="4.446072584">
                <text:p>4.446072584</text:p>
              </table:table-cell>
              <table:table-cell office:value-type="float" office:value="6.459292277">
                <text:p>6.459292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98368593">
                <text:p>-1.298368593</text:p>
              </table:table-cell>
              <table:table-cell office:value-type="float" office:value="4.793026219">
                <text:p>4.793026219</text:p>
              </table:table-cell>
              <table:table-cell office:value-type="float" office:value="5.246067366">
                <text:p>5.246067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96569464">
                <text:p>2.496569464</text:p>
              </table:table-cell>
              <table:table-cell office:value-type="float" office:value="6.536318549">
                <text:p>6.536318549</text:p>
              </table:table-cell>
              <table:table-cell office:value-type="float" office:value="5.430265651">
                <text:p>5.430265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6008025">
                <text:p>8.166008025</text:p>
              </table:table-cell>
              <table:table-cell office:value-type="float" office:value="1.180364394">
                <text:p>1.180364394</text:p>
              </table:table-cell>
              <table:table-cell office:value-type="float" office:value="4.633406653">
                <text:p>4.633406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441815157">
                <text:p>-3.441815157</text:p>
              </table:table-cell>
              <table:table-cell office:value-type="float" office:value="10.473898115">
                <text:p>10.473898115</text:p>
              </table:table-cell>
              <table:table-cell office:value-type="float" office:value="5.464136434">
                <text:p>5.464136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0462923">
                <text:p>0.840462923</text:p>
              </table:table-cell>
              <table:table-cell office:value-type="float" office:value="1.622621964">
                <text:p>1.622621964</text:p>
              </table:table-cell>
              <table:table-cell office:value-type="float" office:value="5.776639401">
                <text:p>5.776639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73342578">
                <text:p>1.673342578</text:p>
              </table:table-cell>
              <table:table-cell office:value-type="float" office:value="13.297953414">
                <text:p>13.297953414</text:p>
              </table:table-cell>
              <table:table-cell office:value-type="float" office:value="5.250100488">
                <text:p>5.250100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0562127">
                <text:p>0.620562127</text:p>
              </table:table-cell>
              <table:table-cell office:value-type="float" office:value="0.664696638">
                <text:p>0.664696638</text:p>
              </table:table-cell>
              <table:table-cell office:value-type="float" office:value="5.085823475">
                <text:p>5.085823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617571765">
                <text:p>-3.617571765</text:p>
              </table:table-cell>
              <table:table-cell office:value-type="float" office:value="5.337184616">
                <text:p>5.337184616</text:p>
              </table:table-cell>
              <table:table-cell office:value-type="float" office:value="4.732799821">
                <text:p>4.732799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14145332">
                <text:p>1.814145332</text:p>
              </table:table-cell>
              <table:table-cell office:value-type="float" office:value="0.311701102">
                <text:p>0.311701102</text:p>
              </table:table-cell>
              <table:table-cell office:value-type="float" office:value="5.057493086">
                <text:p>5.057493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76748319">
                <text:p>1.376748319</text:p>
              </table:table-cell>
              <table:table-cell office:value-type="float" office:value="0.714165498">
                <text:p>0.714165498</text:p>
              </table:table-cell>
              <table:table-cell office:value-type="float" office:value="6.041065191">
                <text:p>6.041065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2969819000001">
                <text:p>0.222969819000001</text:p>
              </table:table-cell>
              <table:table-cell office:value-type="float" office:value="0.622251708">
                <text:p>0.622251708</text:p>
              </table:table-cell>
              <table:table-cell office:value-type="float" office:value="6.335842409">
                <text:p>6.335842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587472282">
                <text:p>-3.587472282</text:p>
              </table:table-cell>
              <table:table-cell office:value-type="float" office:value="4.924240482">
                <text:p>4.924240482</text:p>
              </table:table-cell>
              <table:table-cell office:value-type="float" office:value="5.283901496">
                <text:p>5.283901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42954229">
                <text:p>2.942954229</text:p>
              </table:table-cell>
              <table:table-cell office:value-type="float" office:value="0.70966177">
                <text:p>0.70966177</text:p>
              </table:table-cell>
              <table:table-cell office:value-type="float" office:value="3.445642177">
                <text:p>3.445642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